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9b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0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ff9b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text-properties fo:color="#2a6099" fo:font-size="12pt" style:font-size-asian="12pt" style:font-size-complex="12pt"/>
    </style:style>
    <style:style style:name="P7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TimesNewRomanPS1" fo:font-size="12pt" style:font-size-asian="12pt" style:font-name-complex="TimesNewRomanPS1" style:font-size-complex="12pt"/>
    </style:style>
    <style:style style:name="T4" style:family="text">
      <style:text-properties fo:color="#2a6099" style:font-name="TimesNewRomanPS1" fo:font-size="12pt" style:font-size-asian="12pt" style:font-name-complex="TimesNewRomanPS1" style:font-size-complex="12pt"/>
    </style:style>
    <style:style style:name="T5" style:family="text">
      <style:text-properties fo:color="#ff4000" style:font-name="TimesNewRomanPS1" fo:font-size="12pt" style:font-size-asian="12pt" style:font-name-complex="TimesNewRomanPS1" style:font-size-complex="12pt"/>
    </style:style>
    <style:style style:name="T6" style:family="text">
      <style:text-properties fo:color="#2a6099" style:font-name="TimesNewRoman1" fo:font-size="12pt" style:font-size-asian="12pt" style:font-name-complex="TimesNewRoman1" style:font-size-complex="12pt"/>
    </style:style>
    <style:style style:name="T7" style:family="text">
      <style:text-properties fo:color="#ff4000" style:font-name="TimesNewRoman1" fo:font-size="12pt" style:font-size-asian="12pt" style:font-name-complex="TimesNewRoman1" style:font-size-complex="12pt"/>
    </style:style>
    <style:style style:name="T8" style:family="text">
      <style:text-properties fo:color="#00a933" style:font-name="TimesNewRomanPS1" fo:font-size="12pt" style:font-size-asian="12pt" style:font-name-complex="TimesNewRomanPS1" style:font-size-complex="12pt"/>
    </style:style>
    <style:style style:name="T9" style:family="text">
      <style:text-properties fo:color="#000000" style:font-name="Arial" fo:font-size="12pt" style:font-size-asian="12pt" style:font-name-complex="Arial" style:font-size-complex="12pt"/>
    </style:style>
    <style:style style:name="T10" style:family="text">
      <style:text-properties fo:color="#2a60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944cm" svg:height="0.497cm" svg:x="1.499cm" svg:y="1.25cm">
          <draw:text-box>
            <text:p text:style-name="P1"><text:span text:style-name="T1">GRAMMAIRE</text:span></text:p>
          </draw:text-box>
        </draw:frame>
        <draw:polygon draw:style-name="gr2" draw:text-style-name="P3" draw:layer="layout" svg:width="18.254cm" svg:height="0.982cm" svg:x="1.498cm" svg:y="1.735cm" svg:viewBox="0 0 18255 983" draw:points="0,0 18255,0 18255,983 0,983">
          <text:p/>
        </draw:polygon>
        <draw:polygon draw:style-name="gr2" draw:text-style-name="P3" draw:layer="layout" svg:width="17.873cm" svg:height="0.491cm" svg:x="1.693cm" svg:y="1.735cm" svg:viewBox="0 0 17874 492" draw:points="0,0 17874,0 17874,492 0,492">
          <text:p/>
        </draw:polygon>
        <draw:frame draw:style-name="gr1" draw:text-style-name="P2" draw:layer="layout" svg:width="0.422cm" svg:height="0.471cm" svg:x="4.297cm" svg:y="1.26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17.873cm" svg:height="0.483cm" svg:x="1.693cm" svg:y="2.226cm" svg:viewBox="0 0 17874 484" draw:points="0,0 17874,0 17874,484 0,484">
          <text:p/>
        </draw:polygon>
        <draw:frame draw:style-name="gr1" draw:text-style-name="P2" draw:layer="layout" svg:width="6.17cm" svg:height="0.497cm" svg:x="8.348cm" svg:y="1.732cm">
          <draw:text-box>
            <text:p text:style-name="P1"><text:span text:style-name="T1">La structure de la phrase </text:span></text:p>
          </draw:text-box>
        </draw:frame>
        <draw:frame draw:style-name="gr1" draw:text-style-name="P2" draw:layer="layout" svg:width="2.394cm" svg:height="0.497cm" svg:x="9.771cm" svg:y="2.223cm">
          <draw:text-box>
            <text:p text:style-name="P1"><text:span text:style-name="T1">Exercices </text:span></text:p>
          </draw:text-box>
        </draw:frame>
        <draw:frame draw:style-name="gr1" draw:text-style-name="P2" draw:layer="layout" svg:width="0.422cm" svg:height="0.471cm" svg:x="1.499cm" svg:y="2.73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17.12cm" svg:height="0.042cm" svg:x="2.438cm" svg:y="3.632cm" svg:viewBox="0 0 17121 43" draw:points="0,0 17121,0 17121,43 0,43">
          <text:p/>
        </draw:polygon>
        <draw:frame draw:style-name="gr1" draw:text-style-name="P2" draw:layer="layout" svg:width="24.157cm" svg:height="0.497cm" svg:x="1.499cm" svg:y="3.197cm">
          <draw:text-box>
            <text:p text:style-name="P1"><text:span text:style-name="T1">I – 1) Le rédacteur en chef d’un journal reproche à son équipe de </text:span><text:span text:style-name="T1">journalistes de ne pas avoir fait de </text:span></text:p>
          </draw:text-box>
        </draw:frame>
        <draw:polygon draw:style-name="gr3" draw:text-style-name="P4" draw:layer="layout" svg:width="18.076cm" svg:height="0.042cm" svg:x="1.498cm" svg:y="4.123cm" svg:viewBox="0 0 18077 43" draw:points="0,0 18077,0 18077,43 0,43">
          <text:p/>
        </draw:polygon>
        <draw:frame draw:style-name="gr1" draw:text-style-name="P2" draw:layer="layout" svg:width="24.441cm" svg:height="0.497cm" svg:x="1.499cm" svg:y="3.688cm">
          <draw:text-box>
            <text:p text:style-name="P1"><text:span text:style-name="T1">phrases nominales pour les titres de faits divers ou de brèves. Et </text:span><text:span text:style-name="T1">vous ? Sauriez-vous transformer en </text:span></text:p>
          </draw:text-box>
        </draw:frame>
        <draw:polygon draw:style-name="gr3" draw:text-style-name="P4" draw:layer="layout" svg:width="6.646cm" svg:height="0.043cm" svg:x="1.498cm" svg:y="4.605cm" svg:viewBox="0 0 6647 44" draw:points="0,0 6647,0 6647,44 0,44">
          <text:p/>
        </draw:polygon>
        <draw:frame draw:style-name="gr1" draw:text-style-name="P2" draw:layer="layout" svg:width="19.67cm" svg:height="0.497cm" svg:x="1.499cm" svg:y="4.171cm">
          <draw:text-box>
            <text:p text:style-name="P1"><text:span text:style-name="T1">phrases nominales les titres suivants ? (ne pas recopier les </text:span><text:span text:style-name="T1">phrases de l’énoncé). </text:span></text:p>
          </draw:text-box>
        </draw:frame>
        <draw:frame draw:style-name="gr1" draw:text-style-name="P2" draw:layer="layout" svg:width="0.422cm" svg:height="0.471cm" svg:x="1.499cm" svg:y="4.6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8.171cm" svg:height="0.497cm" svg:x="1.693cm" svg:y="5.144cm">
          <draw:text-box>
            <text:p text:style-name="P1"><text:span text:style-name="T3">a) </text:span><text:span text:style-name="T4">Disparition</text:span><text:span text:style-name="T3"> de l’enseignement des mathématiques du tronc commun en </text:span><text:span text:style-name="T3">première. </text:span></text:p>
          </draw:text-box>
        </draw:frame>
        <draw:frame draw:style-name="gr1" draw:text-style-name="P2" draw:layer="layout" svg:width="17.139cm" svg:height="0.497cm" svg:x="1.693cm" svg:y="5.635cm">
          <draw:text-box>
            <text:p text:style-name="P1"><text:span text:style-name="T5">b) Retour / Restitution</text:span><text:span text:style-name="T3"> d’un livre à la bibliothèque avec cinquante ans de </text:span><text:span text:style-name="T3">retard. </text:span></text:p>
          </draw:text-box>
        </draw:frame>
        <draw:frame draw:style-name="gr1" draw:text-style-name="P2" draw:layer="layout" svg:width="9.835cm" svg:height="0.497cm" svg:x="1.693cm" svg:y="6.118cm">
          <draw:text-box>
            <text:p text:style-name="P1"><text:span text:style-name="T3">c) </text:span><text:span text:style-name="T5">Sacage</text:span><text:span text:style-name="T3"> des plants de vigne OGM à Colmar. </text:span></text:p>
          </draw:text-box>
        </draw:frame>
        <draw:frame draw:style-name="gr1" draw:text-style-name="P2" draw:layer="layout" svg:width="12.541cm" svg:height="0.497cm" svg:x="1.693cm" svg:y="6.609cm">
          <draw:text-box>
            <text:p text:style-name="P1"><text:span text:style-name="T3">d) La guerre des prix </text:span><text:span text:style-name="T5">(suprimé)</text:span><text:span text:style-name="T3">pour le téléphone portable. </text:span></text:p>
          </draw:text-box>
        </draw:frame>
        <draw:frame draw:style-name="gr1" draw:text-style-name="P2" draw:layer="layout" svg:width="13.223cm" svg:height="0.497cm" svg:x="1.693cm" svg:y="7.092cm">
          <draw:text-box>
            <text:p text:style-name="P1"><text:span text:style-name="T3">e) </text:span><text:span text:style-name="T5">Colère</text:span><text:span text:style-name="T3"> des restaurateurs en raison des mesures sanitaires. </text:span></text:p>
          </draw:text-box>
        </draw:frame>
        <draw:frame draw:style-name="gr1" draw:text-style-name="P2" draw:layer="layout" svg:width="0.422cm" svg:height="0.497cm" svg:x="18.931cm" svg:y="7.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97cm" svg:x="1.689cm" svg:y="8.252cm">
          <draw:text-box>
            <text:p text:style-name="P1"><text:span text:style-name="T3">. </text:span></text:p>
          </draw:text-box>
        </draw:frame>
        <draw:frame draw:style-name="gr1" draw:text-style-name="P2" draw:layer="layout" svg:width="0.422cm" svg:height="0.497cm" svg:x="14.654cm" svg:y="8.2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2.023cm" svg:height="0.042cm" svg:x="2.065cm" svg:y="9.169cm" svg:viewBox="0 0 12024 43" draw:points="0,0 12024,0 12024,43 0,43">
          <text:p/>
        </draw:polygon>
        <draw:frame draw:style-name="gr1" draw:text-style-name="P2" draw:layer="layout" svg:width="17.329cm" svg:height="0.497cm" svg:x="1.499cm" svg:y="8.734cm">
          <draw:text-box>
            <text:p text:style-name="P1"><text:span text:style-name="T1"><text:s text:c="2"/></text:span><text:span text:style-name="T1">2) Quel effet sur le lecteur le rédacteur en chef cherche-t-il à </text:span><text:span text:style-name="T1">obtenir ? </text:span></text:p>
          </draw:text-box>
        </draw:frame>
        <draw:frame draw:style-name="gr1" draw:text-style-name="P2" draw:layer="layout" svg:width="0.422cm" svg:height="0.497cm" svg:x="1.499cm" svg:y="9.2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499cm" svg:y="9.708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1.819cm" svg:height="0.042cm" svg:x="2.074cm" svg:y="10.634cm" svg:viewBox="0 0 11820 43" draw:points="0,0 11820,0 11820,43 0,43">
          <text:p/>
        </draw:polygon>
        <draw:frame draw:style-name="gr1" draw:text-style-name="P2" draw:layer="layout" svg:width="24.098cm" svg:height="0.497cm" svg:x="1.499cm" svg:y="10.199cm">
          <draw:text-box>
            <text:p text:style-name="P1"><text:span text:style-name="T1">II - A quel type et à quelle forme appartiennent les phrases </text:span><text:span text:style-name="T1">suivantes (ces mots sont définis dans le </text:span></text:p>
          </draw:text-box>
        </draw:frame>
        <draw:frame draw:style-name="gr1" draw:text-style-name="P2" draw:layer="layout" svg:width="2.191cm" svg:height="0.497cm" svg:x="1.499cm" svg:y="10.682cm">
          <draw:text-box>
            <text:p text:style-name="P1"><text:span text:style-name="T1">cours) ? <text:s/></text:span></text:p>
          </draw:text-box>
        </draw:frame>
        <draw:frame draw:style-name="gr1" draw:text-style-name="P2" draw:layer="layout" svg:width="0.422cm" svg:height="0.471cm" svg:x="1.499cm" svg:y="11.1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354cm" svg:height="0.471cm" svg:x="1.499cm" svg:y="11.671cm">
          <draw:text-box>
            <text:p text:style-name="P1"><text:span text:style-name="T2">1 – Aimez-vous les films fantastiques ? </text:span><text:span text:style-name="T6">intéro</text:span><text:span text:style-name="T2"> <text:s text:c="11"/></text:span><text:span text:style-name="T6"><text:s text:c="2"/></text:span><text:span text:style-name="T2"><text:s/></text:span></text:p>
          </draw:text-box>
        </draw:frame>
        <draw:frame draw:style-name="gr1" draw:text-style-name="P2" draw:layer="layout" svg:width="7.503cm" svg:height="0.471cm" svg:x="1.499cm" svg:y="12.162cm">
          <draw:text-box>
            <text:p text:style-name="P1"><text:span text:style-name="T2">2 – Prête-moi une copie double. <text:s/></text:span><text:span text:style-name="T6">Impératif <text:s/></text:span><text:span text:style-name="T2"><text:s/></text:span></text:p>
          </draw:text-box>
        </draw:frame>
        <draw:frame draw:style-name="gr1" draw:text-style-name="P2" draw:layer="layout" svg:width="12.859cm" svg:height="0.471cm" svg:x="1.499cm" svg:y="12.645cm">
          <draw:text-box>
            <text:p text:style-name="P1"><text:span text:style-name="T2">3 – Ce skieur n’est pas certain de gagner le slalom géant. </text:span><text:span text:style-name="T6">négative</text:span><text:span text:style-name="T2"> </text:span><text:span text:style-name="T7">déclaratif</text:span></text:p>
          </draw:text-box>
        </draw:frame>
        <draw:frame draw:style-name="gr1" draw:text-style-name="P2" draw:layer="layout" svg:width="11.745cm" svg:height="0.471cm" svg:x="1.499cm" svg:y="13.136cm">
          <draw:text-box>
            <text:p text:style-name="P1"><text:span text:style-name="T2">4 – N’y a-t-il pas une place libre près de vous . <text:s text:c="2"/></text:span><text:span text:style-name="T7">Négatif</text:span><text:span text:style-name="T2"> </text:span><text:span text:style-name="T6">Intérogative</text:span><text:span text:style-name="T2"> </text:span></text:p>
          </draw:text-box>
        </draw:frame>
        <draw:frame draw:style-name="gr1" draw:text-style-name="P2" draw:layer="layout" svg:width="18.489cm" svg:height="0.471cm" svg:x="1.4cm" svg:y="13.6cm">
          <draw:text-box>
            <text:p text:style-name="P1"><text:span text:style-name="T2">5 – Ce sont les associations de protection des animaux qui ont demandé l’interdiction totale du </text:span><text:span text:style-name="T2">commerce de </text:span></text:p>
          </draw:text-box>
        </draw:frame>
        <draw:frame draw:style-name="gr1" draw:text-style-name="P2" draw:layer="layout" svg:width="3.52cm" svg:height="0.471cm" svg:x="1.499cm" svg:y="14.101cm">
          <draw:text-box>
            <text:p text:style-name="P1"><text:span text:style-name="T2">l’ivoire. </text:span><text:span text:style-name="T6"><text:s/>déclarative </text:span></text:p>
          </draw:text-box>
        </draw:frame>
        <draw:frame draw:style-name="gr4" draw:text-style-name="P5" draw:layer="layout" svg:width="8.075cm" svg:height="0.471cm" svg:x="1.499cm" svg:y="14.592cm">
          <draw:text-box>
            <text:p text:style-name="P1"><text:span text:style-name="T2">6 – Quelle malchance ! <text:s text:c="3"/></text:span><text:span text:style-name="T7">Nominale exlamative </text:span></text:p>
          </draw:text-box>
        </draw:frame>
        <draw:frame draw:style-name="gr1" draw:text-style-name="P2" draw:layer="layout" svg:width="0.422cm" svg:height="0.497cm" svg:x="1.499cm" svg:y="15.0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499cm" svg:y="15.55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6.264cm" svg:height="0.043cm" svg:x="2.311cm" svg:y="16.467cm" svg:viewBox="0 0 16265 44" draw:points="0,0 16265,0 16265,44 0,44">
          <text:p/>
        </draw:polygon>
        <draw:frame draw:style-name="gr1" draw:text-style-name="P2" draw:layer="layout" svg:width="22.955cm" svg:height="0.497cm" svg:x="1.499cm" svg:y="16.032cm">
          <draw:text-box>
            <text:p text:style-name="P1"><text:span text:style-name="T1">III – 1) Transformez chaque série de deux phrases simples en une </text:span><text:span text:style-name="T1">seule phrase en ajoutant une </text:span></text:p>
          </draw:text-box>
        </draw:frame>
        <draw:polygon draw:style-name="gr3" draw:text-style-name="P4" draw:layer="layout" svg:width="17.687cm" svg:height="0.043cm" svg:x="1.498cm" svg:y="16.958cm" svg:viewBox="0 0 17688 44" draw:points="0,0 17688,0 17688,44 0,44">
          <text:p/>
        </draw:polygon>
        <draw:frame draw:style-name="gr1" draw:text-style-name="P2" draw:layer="layout" svg:width="23.662cm" svg:height="0.497cm" svg:x="1.499cm" svg:y="16.524cm">
          <draw:text-box>
            <text:p text:style-name="P1"><text:span text:style-name="T1">conjonction de coordination (prise dans la série « </text:span><text:span text:style-name="T1">mais/ou/et/donc/or/ni/car). Vous préciserez pour </text:span></text:p>
          </draw:text-box>
        </draw:frame>
        <draw:polygon draw:style-name="gr3" draw:text-style-name="P4" draw:layer="layout" svg:width="7.256cm" svg:height="0.042cm" svg:x="1.498cm" svg:y="17.441cm" svg:viewBox="0 0 7257 43" draw:points="0,0 7257,0 7257,43 0,43">
          <text:p/>
        </draw:polygon>
        <draw:frame draw:style-name="gr1" draw:text-style-name="P2" draw:layer="layout" svg:width="10.031cm" svg:height="0.497cm" svg:x="1.499cm" svg:y="17.006cm">
          <draw:text-box>
            <text:p text:style-name="P1"><text:span text:style-name="T1">chacune le rapport logique mis en place. <text:s/></text:span></text:p>
          </draw:text-box>
        </draw:frame>
        <draw:frame draw:style-name="gr1" draw:text-style-name="P2" draw:layer="layout" svg:width="0.422cm" svg:height="0.497cm" svg:x="1.499cm" svg:y="17.4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591cm" svg:height="0.471cm" svg:x="1.499cm" svg:y="17.995cm">
          <draw:text-box>
            <text:p text:style-name="P1"><text:span text:style-name="T2">a) </text:span><text:span text:style-name="T6">La France possède un très beau patrimoine donc </text:span><text:span text:style-name="T2">la fréquentation touristique de notre pays </text:span><text:span text:style-name="T2">augmente. </text:span></text:p>
          </draw:text-box>
        </draw:frame>
        <draw:frame draw:style-name="gr1" draw:text-style-name="P2" draw:layer="layout" svg:width="12.922cm" svg:height="0.471cm" svg:x="1.499cm" svg:y="18.487cm">
          <draw:text-box>
            <text:p text:style-name="P1"><text:span text:style-name="T2">b) Il n’a pas cessé de pleuvoir </text:span><text:span text:style-name="T6">donc</text:span><text:span text:style-name="T2"> les nappes phréatiques se sont remplies. </text:span></text:p>
          </draw:text-box>
        </draw:frame>
        <draw:frame draw:style-name="gr1" draw:text-style-name="P2" draw:layer="layout" svg:width="10.67cm" svg:height="0.471cm" svg:x="1.499cm" svg:y="18.969cm">
          <draw:text-box>
            <text:p text:style-name="P1"><text:span text:style-name="T2">c</text:span><text:span text:style-name="T2">)</text:span><text:span text:style-name="T2"> </text:span><text:span text:style-name="T6">L</text:span><text:span text:style-name="T6">a</text:span><text:span text:style-name="T6"> </text:span><text:span text:style-name="T6">n</text:span><text:span text:style-name="T6">u</text:span><text:span text:style-name="T6">i</text:span><text:span text:style-name="T6">t </text:span><text:span text:style-name="T6">é</text:span><text:span text:style-name="T6">t</text:span><text:span text:style-name="T6">a</text:span><text:span text:style-name="T6">i</text:span><text:span text:style-name="T6">t </text:span><text:span text:style-name="T6">t</text:span><text:span text:style-name="T6">o</text:span><text:span text:style-name="T6">m</text:span><text:span text:style-name="T6">b</text:span><text:span text:style-name="T6">é</text:span><text:span text:style-name="T6">e</text:span><text:span text:style-name="T6"> </text:span><text:span text:style-name="T6">m</text:span><text:span text:style-name="T6">a</text:span><text:span text:style-name="T6">i</text:span><text:span text:style-name="T6">s</text:span><text:span text:style-name="T6"> </text:span><text:span text:style-name="T2">o</text:span><text:span text:style-name="T2">n</text:span><text:span text:style-name="T2"> </text:span><text:span text:style-name="T2">y</text:span><text:span text:style-name="T2"> </text:span><text:span text:style-name="T2">v</text:span><text:span text:style-name="T2">o</text:span><text:span text:style-name="T2">y</text:span><text:span text:style-name="T2">a</text:span><text:span text:style-name="T2">i</text:span><text:span text:style-name="T2">t </text:span><text:span text:style-name="T2">g</text:span><text:span text:style-name="T2">r</text:span><text:span text:style-name="T2">â</text:span><text:span text:style-name="T2">c</text:span><text:span text:style-name="T2">e</text:span><text:span text:style-name="T2"> </text:span><text:span text:style-name="T2">a</text:span><text:span text:style-name="T2">u</text:span><text:span text:style-name="T2"> </text:span><text:span text:style-name="T2">c</text:span><text:span text:style-name="T2">l</text:span><text:span text:style-name="T2">a</text:span><text:span text:style-name="T2">i</text:span><text:span text:style-name="T2">r</text:span><text:span text:style-name="T2"> </text:span><text:span text:style-name="T2">d</text:span><text:span text:style-name="T2">e</text:span><text:span text:style-name="T2"> </text:span><text:span text:style-name="T2">l</text:span><text:span text:style-name="T2">u</text:span><text:span text:style-name="T2">n</text:span><text:span text:style-name="T2">e</text:span><text:span text:style-name="T2">. </text:span></text:p>
          </draw:text-box>
        </draw:frame>
        <draw:frame draw:style-name="gr1" draw:text-style-name="P2" draw:layer="layout" svg:width="0.422cm" svg:height="0.497cm" svg:x="1.499cm" svg:y="19.445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4.089cm" svg:height="0.042cm" svg:x="2.556cm" svg:y="20.362cm" svg:viewBox="0 0 14090 43" draw:points="0,0 14090,0 14090,43 0,43">
          <text:p/>
        </draw:polygon>
        <draw:frame draw:style-name="gr1" draw:text-style-name="P2" draw:layer="layout" svg:width="20.449cm" svg:height="0.497cm" svg:x="1.499cm" svg:y="19.927cm">
          <draw:text-box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2</text:span><text:span text:style-name="T1">)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</text:span><text:span text:style-name="T1"> </text:span><text:span text:style-name="T1">n</text:span><text:span text:style-name="T1">o</text:span><text:span text:style-name="T1">m</text:span><text:span text:style-name="T1">m</text:span><text:span text:style-name="T1">e</text:span><text:span text:style-name="T1">-</text:span><text:span text:style-name="T1">t</text:span><text:span text:style-name="T1">-</text:span><text:span text:style-name="T1">o</text:span><text:span text:style-name="T1">n</text:span><text:span text:style-name="T1"> </text:span><text:span text:style-name="T1">l</text:span><text:span text:style-name="T1">a</text:span><text:span text:style-name="T1"> </text:span><text:span text:style-name="T1">p</text:span><text:span text:style-name="T1">h</text:span><text:span text:style-name="T1">r</text:span><text:span text:style-name="T1">a</text:span><text:span text:style-name="T1">s</text:span><text:span text:style-name="T1">e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u</text:span><text:span text:style-name="T1">e</text:span><text:span text:style-name="T1"> </text:span><text:span text:style-name="T1">à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r</text:span><text:span text:style-name="T1"> </text:span><text:span text:style-name="T1">d</text:span><text:span text:style-name="T1">e</text:span><text:span text:style-name="T1">s</text:span><text:span text:style-name="T1"> </text:span><text:span text:style-name="T1">d</text:span><text:span text:style-name="T1">e</text:span><text:span text:style-name="T1">u</text:span><text:span text:style-name="T1">x</text:span><text:span text:style-name="T1"> </text:span><text:span text:style-name="T1">p</text:span><text:span text:style-name="T1">h</text:span><text:span text:style-name="T1">r</text:span><text:span text:style-name="T1">a</text:span><text:span text:style-name="T1">s</text:span><text:span text:style-name="T1">e</text:span><text:span text:style-name="T1">s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?</text:span><text:span text:style-name="T1"> </text:span></text:p>
          </draw:text-box>
        </draw:frame>
        <draw:frame draw:style-name="gr1" draw:text-style-name="P2" draw:layer="layout" svg:width="0.422cm" svg:height="0.497cm" svg:x="1.499cm" svg:y="20.4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499cm" svg:y="20.901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3.59cm" svg:height="0.042cm" svg:x="1.498cm" svg:y="21.827cm" svg:viewBox="0 0 3591 43" draw:points="0,0 3591,0 3591,43 0,43">
          <text:p/>
        </draw:polygon>
        <draw:frame draw:style-name="gr1" draw:text-style-name="P2" draw:layer="layout" svg:width="4.684cm" svg:height="0.497cm" svg:x="1.499cm" svg:y="21.392cm">
          <draw:text-box>
            <text:p text:style-name="P1"><text:span text:style-name="T1">I</text:span><text:span text:style-name="T1">V</text:span><text:span text:style-name="T1">- <text:s/></text:span><text:span text:style-name="T1">L</text:span><text:span text:style-name="T1">a </text:span><text:span text:style-name="T1">p</text:span><text:span text:style-name="T1">o</text:span><text:span text:style-name="T1">n</text:span><text:span text:style-name="T1">c</text:span><text:span text:style-name="T1">t</text:span><text:span text:style-name="T1">u</text:span><text:span text:style-name="T1">a</text:span><text:span text:style-name="T1">ti</text:span><text:span text:style-name="T1">o</text:span><text:span text:style-name="T1">n </text:span></text:p>
          </draw:text-box>
        </draw:frame>
        <draw:frame draw:style-name="gr1" draw:text-style-name="P2" draw:layer="layout" svg:width="0.422cm" svg:height="0.497cm" svg:x="1.499cm" svg:y="21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898cm" svg:height="0.497cm" svg:x="1.499cm" svg:y="22.366cm">
          <draw:text-box>
            <text:p text:style-name="P1"><text:span text:style-name="T3">Un homme riche était </text:span><text:span text:style-name="T3">au plus mal. Il prit un </text:span><text:span text:style-name="T3">papier et un stylo pour </text:span><text:span text:style-name="T3">écrire ses dernières </text:span><text:span text:style-name="T3">volontés : </text:span></text:p>
          </draw:text-box>
        </draw:frame>
        <draw:frame draw:style-name="gr1" draw:text-style-name="P2" draw:layer="layout" svg:width="23.881cm" svg:height="0.497cm" svg:x="1.499cm" svg:y="22.848cm">
          <draw:text-box>
            <text:p text:style-name="P1"><text:span text:style-name="T3">Je laisse mes biens, à ma </text:span><text:span text:style-name="T3">sœur</text:span><text:span text:style-name="T5">,</text:span><text:span text:style-name="T3"> non, à mon neveu</text:span><text:span text:style-name="T5">,</text:span><text:span text:style-name="T3"> </text:span><text:span text:style-name="T3">jamais, sera payé le </text:span><text:span text:style-name="T3">compte du tailleur,</text:span><text:span text:style-name="T8">,</text:span><text:span text:style-name="T5"> <text:s/></text:span><text:span text:style-name="T3"><text:s/>rien </text:span><text:span text:style-name="T3">aux pauvres. <text:s/></text:span></text:p>
          </draw:text-box>
        </draw:frame>
        <draw:frame draw:style-name="gr1" draw:text-style-name="P2" draw:layer="layout" svg:width="20.089cm" svg:height="0.497cm" svg:x="1.499cm" svg:y="23.339cm">
          <draw:text-box>
            <text:p text:style-name="P1"><text:span text:style-name="T3">Mais le </text:span><text:span text:style-name="T3">mourant </text:span><text:span text:style-name="T3">passa </text:span><text:span text:style-name="T3">l’arme à </text:span><text:span text:style-name="T3">gauche </text:span><text:span text:style-name="T3">avant de </text:span><text:span text:style-name="T3">pouvoir </text:span><text:span text:style-name="T3">achever la </text:span><text:span text:style-name="T3">ponctuatio</text:span><text:span text:style-name="T3">n de son </text:span><text:span text:style-name="T3">billet. </text:span></text:p>
          </draw:text-box>
        </draw:frame>
        <draw:frame draw:style-name="gr1" draw:text-style-name="P2" draw:layer="layout" svg:width="24.801cm" svg:height="0.497cm" svg:x="1.499cm" svg:y="23.822cm">
          <draw:text-box>
            <text:p text:style-name="P1"><text:span text:style-name="T1">À qui laissait-il sa </text:span><text:span text:style-name="T1">fortune ?A vous </text:span><text:span text:style-name="T1">d’envisager trois </text:span><text:span text:style-name="T1">solutions différentes en </text:span><text:span text:style-name="T1">fonction de la </text:span><text:span text:style-name="T1">ponctuation </text:span></text:p>
          </draw:text-box>
        </draw:frame>
        <draw:frame draw:style-name="gr1" draw:text-style-name="P2" draw:layer="layout" svg:width="2.631cm" svg:height="0.497cm" svg:x="1.499cm" svg:y="24.313cm">
          <draw:text-box>
            <text:p text:style-name="P1"><text:span text:style-name="T1">employée. </text:span></text:p>
          </draw:text-box>
        </draw:frame>
        <draw:frame draw:style-name="gr1" draw:text-style-name="P2" draw:layer="layout" svg:width="0.422cm" svg:height="0.497cm" svg:x="1.499cm" svg:y="24.795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9.551cm" svg:height="0.043cm" svg:x="1.498cm" svg:y="25.721cm" svg:viewBox="0 0 9552 44" draw:points="0,0 9552,0 9552,44 0,44">
          <text:p/>
        </draw:polygon>
        <draw:frame draw:style-name="gr1" draw:text-style-name="P2" draw:layer="layout" svg:width="13.049cm" svg:height="0.497cm" svg:x="1.499cm" svg:y="25.287cm">
          <draw:text-box>
            <text:p text:style-name="P1"><text:span text:style-name="T1">V- <text:s/>Mettez les phrases suivantes à la forme négative : </text:span></text:p>
          </draw:text-box>
        </draw:frame>
        <draw:frame draw:style-name="gr1" draw:text-style-name="P2" draw:layer="layout" svg:width="0.422cm" svg:height="0.471cm" svg:x="1.499cm" svg:y="25.7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134cm" svg:y="26.276cm">
          <draw:text-box>
            <text:p text:style-name="P1"><text:span text:style-name="T2">a</text:span><text:span text:style-name="T2">)</text:span></text:p>
          </draw:text-box>
        </draw:frame>
        <draw:frame draw:style-name="gr1" draw:text-style-name="P2" draw:layer="layout" svg:width="0.422cm" svg:height="0.475cm" svg:x="2.462cm" svg:y="26.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275cm" svg:height="0.471cm" svg:x="2.769cm" svg:y="26.276cm">
          <draw:text-box>
            <text:p text:style-name="P1"><text:span text:style-name="T2">Q</text:span><text:span text:style-name="T2">u</text:span><text:span text:style-name="T2">e</text:span><text:span text:style-name="T2">l</text:span><text:span text:style-name="T2">q</text:span><text:span text:style-name="T2">u</text:span><text:span text:style-name="T2">’</text:span><text:span text:style-name="T2">u</text:span><text:span text:style-name="T2">n</text:span><text:span text:style-name="T2"> </text:span><text:span text:style-name="T2">a</text:span><text:span text:style-name="T2"> </text:span><text:span text:style-name="T2">d</text:span><text:span text:style-name="T2">e</text:span><text:span text:style-name="T2">m</text:span><text:span text:style-name="T2">a</text:span><text:span text:style-name="T2">n</text:span><text:span text:style-name="T2">d</text:span><text:span text:style-name="T2">é</text:span><text:span text:style-name="T2"> </text:span><text:span text:style-name="T2">à</text:span><text:span text:style-name="T2"> </text:span><text:span text:style-name="T2">v</text:span><text:span text:style-name="T2">o</text:span><text:span text:style-name="T2">i</text:span><text:span text:style-name="T2">r </text:span><text:span text:style-name="T2">c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. </text:span></text:p>
          </draw:text-box>
        </draw:frame>
        <draw:frame draw:style-name="gr1" draw:text-style-name="P2" draw:layer="layout" svg:width="0.422cm" svg:height="0.471cm" svg:x="2.134cm" svg:y="26.758cm">
          <draw:text-box>
            <text:p text:style-name="P1"><text:span text:style-name="T2">b)</text:span></text:p>
          </draw:text-box>
        </draw:frame>
        <draw:frame draw:style-name="gr1" draw:text-style-name="P2" draw:layer="layout" svg:width="0.422cm" svg:height="0.475cm" svg:x="2.486cm" svg:y="26.75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258cm" svg:height="0.471cm" svg:x="2.769cm" svg:y="26.758cm">
          <draw:text-box>
            <text:p text:style-name="P1"><text:span text:style-name="T2">Il reste encore des erreurs dans ton devoir. </text:span></text:p>
          </draw:text-box>
        </draw:frame>
        <draw:frame draw:style-name="gr1" draw:text-style-name="P2" draw:layer="layout" svg:width="0.422cm" svg:height="0.471cm" svg:x="2.134cm" svg:y="27.25cm">
          <draw:text-box>
            <text:p text:style-name="P1"><text:span text:style-name="T2">c)</text:span></text:p>
          </draw:text-box>
        </draw:frame>
        <draw:frame draw:style-name="gr1" draw:text-style-name="P2" draw:layer="layout" svg:width="0.422cm" svg:height="0.475cm" svg:x="2.462cm" svg:y="27.24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504cm" svg:height="0.471cm" svg:x="2.769cm" svg:y="27.25cm">
          <draw:text-box>
            <text:p text:style-name="P1"><text:span text:style-name="T2">Il fait toujours beau dans cette région. </text:span></text:p>
          </draw:text-box>
        </draw:frame>
        <draw:frame draw:style-name="gr5" draw:text-style-name="P7" draw:layer="layout" svg:width="9.7cm" svg:height="1.8cm" svg:x="10.1cm" svg:y="26.2cm">
          <draw:text-box>
            <text:p text:style-name="P6"><text:span text:style-name="T10">a)Personne n’a pas demandé a voir ce document</text:span></text:p>
            <text:p text:style-name="P6"><text:span text:style-name="T10">b)Il ne reste plus d’erreurs dans ton devoir</text:span></text:p>
            <text:p text:style-name="P6"><text:span text:style-name="T10">c)I fait jamais beau dans cette rég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4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2:42:51.079496787</dc:date>
    <meta:editing-duration>PT38M38S</meta:editing-duration>
    <meta:editing-cycles>4</meta:editing-cycles>
    <meta:generator>LibreOffice/6.4.6.2$Linux_X86_64 LibreOffice_project/40$Build-2</meta:generator>
    <meta:document-statistic meta:object-count="77"/>
  </office:meta>
</office:document-meta>
</file>